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Heading_20_1">
      <style:text-properties fo:color="#c9211e"/>
    </style:style>
    <style:style style:name="P3" style:family="paragraph" style:parent-style-name="Heading_20_3">
      <style:text-properties fo:color="#55215b"/>
    </style:style>
    <style:style style:name="P4" style:family="paragraph" style:parent-style-name="Heading_20_3">
      <style:text-properties fo:color="#55215b" fo:background-color="#ffff00"/>
    </style:style>
    <style:style style:name="P5" style:family="paragraph" style:parent-style-name="Heading_20_3">
      <style:text-properties fo:color="#55215b" style:text-underline-style="solid" style:text-underline-width="auto" style:text-underline-color="font-color"/>
    </style:style>
    <style:style style:name="P6" style:family="paragraph" style:parent-style-name="Text_20_body">
      <style:text-properties officeooo:paragraph-rsid="001214f6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T1" style:family="text">
      <style:text-properties fo:color="#c9211e" fo:background-color="#ffff00" loext:char-shading-value="0"/>
    </style:style>
    <style:style style:name="T2" style:family="text">
      <style:text-properties fo:color="#55215b"/>
    </style:style>
    <style:style style:name="T3" style:family="text">
      <style:text-properties fo:color="#55215b" fo:font-size="18pt" style:font-size-asian="18pt" style:font-size-complex="18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📘 Python Interview Series – Day 9</text:h>
      <text:h text:style-name="Heading_20_2" text:outline-level="2"><text:span text:style-name="T1">✅ </text:span><text:span text:style-name="Strong_20_Emphasis"><text:span text:style-name="T1">Modules and Packages Explained Simply</text:span></text:span></text:h>
      <text:p text:style-name="Horizontal_20_Line"/>
      <text:h text:style-name="Heading_20_3" text:outline-level="3"><text:span text:style-name="T2">🔹 What is a </text:span><text:span text:style-name="Strong_20_Emphasis"><text:span text:style-name="T2">Module</text:span></text:span><text:span text:style-name="T2">?</text:span></text:h>
      <text:list xml:id="list4206763617" text:style-name="L1">
        <text:list-item>
          <text:p text:style-name="P7">A <text:span text:style-name="Strong_20_Emphasis">module</text:span> is a single Python file (<text:span text:style-name="Source_20_Text">.py</text:span>) that contains functions, variables, or classes.</text:p>
        </text:list-item>
        <text:list-item>
          <text:p text:style-name="P7">It helps break large programs into small, manageable, reusable parts.</text:p>
        </text:list-item>
        <text:list-item>
          <text:p text:style-name="P7">You can import a module into other Python files using the <text:span text:style-name="Source_20_Text">import</text:span> keyword.</text:p>
        </text:list-item>
      </text:list>
      <text:h text:style-name="Heading_20_4" text:outline-level="4">💡 Example:</text:h>
      <text:p text:style-name="Preformatted_20_Text"><text:span text:style-name="Source_20_Text"># File: math_utils.py</text:span></text:p>
      <text:p text:style-name="Preformatted_20_Text"><text:span text:style-name="Source_20_Text">def add(a, b):</text:span></text:p>
      <text:p text:style-name="P1"><text:span text:style-name="Source_20_Text"><text:s text:c="4"/>return a + b</text:span></text:p>
      <text:p text:style-name="Preformatted_20_Text"><text:span text:style-name="Source_20_Text"># File: main.py</text:span></text:p>
      <text:p text:style-name="Preformatted_20_Text"><text:span text:style-name="Source_20_Text">import math_utils</text:span></text:p>
      <text:p text:style-name="Preformatted_20_Text"/>
      <text:p text:style-name="P1"><text:span text:style-name="Source_20_Text">print(math_utils.add(2, 3)) <text:s/># Output: 5</text:span></text:p>
      <text:p text:style-name="Horizontal_20_Line"/>
      <text:h text:style-name="Heading_20_3" text:outline-level="3">🔸 Real-Life Analogy for Module:</text:h>
      <text:p text:style-name="Quotations">A <text:span text:style-name="Strong_20_Emphasis">module is like a personal toolbox</text:span></text:p>
      <text:h text:style-name="Heading_20_3" text:outline-level="3"><text:span text:style-name="T3">🔹 What is a </text:span><text:span text:style-name="Strong_20_Emphasis"><text:span text:style-name="T3">Package</text:span></text:span><text:span text:style-name="T3">?</text:span></text:h>
      <text:list xml:id="list4084193074" text:style-name="L2">
        <text:list-item>
          <text:p text:style-name="P8">A <text:span text:style-name="Strong_20_Emphasis">package</text:span> is a <text:span text:style-name="Strong_20_Emphasis">folder that contains multiple related modules</text:span>.</text:p>
        </text:list-item>
        <text:list-item>
          <text:p text:style-name="P8">The folder must include a file called <text:span text:style-name="Source_20_Text">__init__.py</text:span> to be recognized as a Python package.</text:p>
        </text:list-item>
        <text:list-item>
          <text:p text:style-name="P8">Packages can also contain <text:span text:style-name="Strong_20_Emphasis">sub-packages</text:span> for organizing more complex projects.</text:p>
        </text:list-item>
      </text:list>
      <text:h text:style-name="Heading_20_4" text:outline-level="4">💡 Example Folder Structure:</text:h>
      <text:p text:style-name="Preformatted_20_Text"><text:span text:style-name="Source_20_Text">mypackage/</text:span></text:p>
      <text:p text:style-name="Preformatted_20_Text"><text:span text:style-name="Source_20_Text">│</text:span></text:p>
      <text:p text:style-name="Preformatted_20_Text"><text:span text:style-name="Source_20_Text">├── __init__.py</text:span></text:p>
      <text:p text:style-name="Preformatted_20_Text"><text:span text:style-name="Source_20_Text">├── module1.py</text:span></text:p>
      <text:p text:style-name="Preformatted_20_Text"><text:span text:style-name="Source_20_Text">├── module2.py</text:span></text:p>
      <text:p text:style-name="Preformatted_20_Text"><text:span text:style-name="Source_20_Text">└── subpackage/</text:span></text:p>
      <text:p text:style-name="Preformatted_20_Text"><text:span text:style-name="Source_20_Text"><text:s text:c="4"/>├── __init__.py</text:span></text:p>
      <text:p text:style-name="P1"><text:span text:style-name="Source_20_Text"><text:s text:c="4"/>└── helper.py</text:span></text:p>
      <text:h text:style-name="Heading_20_4" text:outline-level="4"><text:soft-page-break/>💡 Example Usage:</text:h>
      <text:p text:style-name="Preformatted_20_Text"><text:span text:style-name="Source_20_Text">from mypackage import module1</text:span></text:p>
      <text:p text:style-name="P1"><text:span text:style-name="Source_20_Text">from mypackage.subpackage import helper</text:span></text:p>
      <text:p text:style-name="Horizontal_20_Line"/>
      <text:h text:style-name="Heading_20_3" text:outline-level="3">🔸 Real-Life Analogy for Package:</text:h>
      <text:p text:style-name="Quotations">A <text:span text:style-name="Strong_20_Emphasis">package is like a shelf with organized toolboxes</text:span>.</text:p>
      <text:p text:style-name="Horizontal_20_Line"/>
      <text:h text:style-name="P4" text:outline-level="3">✅ Why Do We Use Modules and Packages?</text:h>
      <text:list xml:id="list678876256" text:style-name="L3">
        <text:list-item>
          <text:p text:style-name="P9"><text:span text:style-name="Strong_20_Emphasis">Reusability</text:span> – Code written once can be reused across multiple files and projects.</text:p>
        </text:list-item>
        <text:list-item>
          <text:p text:style-name="P9"><text:span text:style-name="Strong_20_Emphasis">Better Organization</text:span> – Keeps large projects structured and readable.</text:p>
        </text:list-item>
        <text:list-item>
          <text:p text:style-name="P9"><text:span text:style-name="Strong_20_Emphasis">Easy Maintenance</text:span> – Bugs can be fixed in one place without affecting the rest.</text:p>
        </text:list-item>
        <text:list-item>
          <text:p text:style-name="P9"><text:span text:style-name="Strong_20_Emphasis">Team Collaboration</text:span> – Multiple developers can work on different modules without conflict.</text:p>
        </text:list-item>
        <text:list-item>
          <text:p text:style-name="P9"><text:span text:style-name="Strong_20_Emphasis">Scalability</text:span> – Packages help build large and complex systems in a modular way.</text:p>
        </text:list-item>
      </text:list>
      <text:p text:style-name="Horizontal_20_Line"/>
      <text:h text:style-name="P3" text:outline-level="3">🔹 Built-in Python Modules and Packages</text:h>
      <text:list xml:id="list3385004358" text:style-name="L4">
        <text:list-item>
          <text:p text:style-name="P10"><text:span text:style-name="Strong_20_Emphasis">Modules</text:span>: <text:span text:style-name="Source_20_Text">math</text:span>, <text:span text:style-name="Source_20_Text">os</text:span>, <text:span text:style-name="Source_20_Text">sys</text:span>, <text:span text:style-name="Source_20_Text">random</text:span>, <text:span text:style-name="Source_20_Text">json</text:span></text:p>
        </text:list-item>
        <text:list-item>
          <text:p text:style-name="P10"><text:span text:style-name="Strong_20_Emphasis">Packages</text:span>: <text:span text:style-name="Source_20_Text">collections</text:span>, <text:span text:style-name="Source_20_Text">email</text:span>, <text:span text:style-name="Source_20_Text">http</text:span>, <text:span text:style-name="Source_20_Text">unittest</text:span></text:p>
        </text:list-item>
      </text:list>
      <text:h text:style-name="Heading_20_4" text:outline-level="4">Example:</text:h>
      <text:p text:style-name="Preformatted_20_Text"><text:span text:style-name="Source_20_Text">import math</text:span></text:p>
      <text:p text:style-name="Preformatted_20_Text"><text:span text:style-name="Source_20_Text">print(math.sqrt(25)) <text:s/># Output: 5.0</text:span></text:p>
      <text:p text:style-name="Preformatted_20_Text"/>
      <text:p text:style-name="Preformatted_20_Text"><text:span text:style-name="Source_20_Text">import random</text:span></text:p>
      <text:p text:style-name="P1"><text:span text:style-name="Source_20_Text">print(random.randint(1, 10)) <text:s/># Output: Any number from 1 to 10</text:span></text:p>
      <text:p text:style-name="Horizontal_20_Line"/>
      <text:h text:style-name="P5" text:outline-level="3">🧠 Common Interview Questions</text:h>
      <text:list xml:id="list2480155954" text:style-name="L5">
        <text:list-item>
          <text:p text:style-name="P11">What is the difference between a module and a package?</text:p>
        </text:list-item>
        <text:list-item>
          <text:p text:style-name="P11">What is the purpose of <text:span text:style-name="Source_20_Text">__init__.py</text:span>?</text:p>
        </text:list-item>
        <text:list-item>
          <text:p text:style-name="P11">How do you import specific functions from a module?</text:p>
        </text:list-item>
        <text:list-item>
          <text:p text:style-name="P11">Why are packages important in large-scale applications?</text:p>
        </text:list-item>
      </text:list>
      <text:p text:style-name="Horizontal_20_Line"/>
      <text:h text:style-name="P3" text:outline-level="3"><text:soft-page-break/>❓ Quick Quiz </text:h>
      <text:p text:style-name="Text_20_body"><text:span text:style-name="Strong_20_Emphasis">Q: What makes a folder a Python package?</text:span><text:line-break/>A) Adding <text:span text:style-name="Source_20_Text">requirements.txt</text:span><text:line-break/>B) Adding <text:span text:style-name="Source_20_Text">main.py</text:span><text:line-break/>C) Adding <text:span text:style-name="Source_20_Text">__init__.py</text:span><text:line-break/>D) Renaming it <text:span text:style-name="Source_20_Text">.py</text:span></text:p>
      <text:p text:style-name="Text_20_body"><text:span text:style-name="Strong_20_Emphasis"/></text:p>
      <text:p text:style-name="Horizontal_20_Line"/>
      <text:h text:style-name="P3" text:outline-level="3">📌 Summary</text:h>
      <text:list xml:id="list3120154834" text:style-name="L6">
        <text:list-item>
          <text:p text:style-name="P12">A <text:span text:style-name="Strong_20_Emphasis">Module</text:span> is a <text:span text:style-name="Source_20_Text">.py</text:span> file that contains Python code like functions or classes.</text:p>
        </text:list-item>
        <text:list-item>
          <text:p text:style-name="P12">A <text:span text:style-name="Strong_20_Emphasis">Package</text:span> is a directory that contains multiple modules and an <text:span text:style-name="Source_20_Text">__init__.py</text:span> file.</text:p>
        </text:list-item>
        <text:list-item>
          <text:p text:style-name="P12">These concepts help write <text:span text:style-name="Strong_20_Emphasis">organized</text:span>, <text:span text:style-name="Strong_20_Emphasis">maintainable</text:span>, and <text:span text:style-name="Strong_20_Emphasis">scalable</text:span> code.</text:p>
        </text:list-item>
        <text:list-item>
          <text:p text:style-name="P12">Python itself uses many modules and packages internally.</text:p>
        </text:list-item>
        <text:list-item>
          <text:p text:style-name="P12">Mastering this topic is crucial for real-world development and technical interviews.</text:p>
        </text:list-item>
      </text:list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✅ <text:span text:style-name="Strong_20_Emphasis">Correct Answer: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9T22:02:10.822000000</meta:creation-date>
    <dc:date>2025-07-20T15:25:38.959000000</dc:date>
    <meta:editing-duration>PT27M4S</meta:editing-duration>
    <meta:editing-cycles>3</meta:editing-cycles>
    <meta:generator>Neat_Office/6.2.8.2$Windows_x86 LibreOffice_project/</meta:generator>
    <meta:document-statistic meta:table-count="0" meta:image-count="0" meta:object-count="0" meta:page-count="3" meta:paragraph-count="61" meta:word-count="414" meta:character-count="2521" meta:non-whitespace-character-count="2168"/>
  </office:meta>
</office:document-meta>
</file>